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Sinespaciado" style:master-page-name="MP0" style:family="paragraph">
      <style:paragraph-properties fo:break-before="page" fo:text-align="center" fo:margin-top="1.0694in" fo:margin-bottom="0.1666in" style:page-number="0"/>
    </style:style>
    <style:style style:name="T2" style:parent-style-name="Fuentedepárrafopredeter." style:family="text">
      <style:text-properties fo:color="#156082"/>
    </style:style>
    <style:style style:name="P3" style:parent-style-name="Sinespaciado" style:family="paragraph">
      <style:paragraph-properties fo:border-top="0.0104in solid #156082" fo:border-left="none" fo:border-bottom="0.0104in solid #156082" fo:border-right="none" fo:padding-top="0.0833in" fo:padding-left="0in" fo:padding-bottom="0.0833in" fo:padding-right="0in" style:shadow="none" fo:text-align="center" fo:margin-bottom="0.1666in"/>
    </style:style>
    <style:style style:name="T4" style:parent-style-name="Fuentedepárrafopredeter." style:family="text">
      <style:text-properties style:font-name="Aptos Display" fo:text-transform="uppercase" fo:color="#156082" fo:font-size="36pt" style:font-size-asian="36pt" style:font-size-complex="36pt"/>
    </style:style>
    <style:style style:name="P5" style:parent-style-name="Sinespaciado" style:family="paragraph">
      <style:paragraph-properties fo:text-align="center" fo:margin-top="0.3333in"/>
    </style:style>
    <style:style style:name="T6" style:parent-style-name="Fuentedepárrafopredeter." style:family="text">
      <style:text-properties fo:color="#156082"/>
    </style:style>
    <style:style style:name="P7" style:parent-style-name="Sinespaciado" style:family="paragraph">
      <style:paragraph-properties fo:margin-bottom="0.0277in"/>
      <style:text-properties fo:text-transform="uppercase" fo:color="#156082" fo:font-size="14pt" style:font-size-asian="14pt" style:font-size-complex="14pt"/>
    </style:style>
    <style:style style:name="P8" style:parent-style-name="Sinespaciado" style:family="paragraph">
      <style:paragraph-properties fo:text-align="center"/>
    </style:style>
    <style:style style:name="T9" style:parent-style-name="Fuentedepárrafopredeter." style:family="text">
      <style:text-properties fo:text-transform="uppercase" fo:color="#156082"/>
    </style:style>
    <style:style style:name="P10" style:parent-style-name="Sinespaciado" style:family="paragraph">
      <style:text-properties fo:color="#156082"/>
    </style:style>
    <style:style style:name="T11" style:parent-style-name="Fuentedepárrafopredeter." style:family="text">
      <style:text-properties fo:color="#156082"/>
    </style:style>
    <style:style style:name="P12" style:parent-style-name="Normal" style:family="paragraph">
      <style:paragraph-properties fo:break-before="page"/>
    </style:style>
    <style:style style:name="P13" style:parent-style-name="Normal" style:family="paragraph">
      <style:text-properties fo:language="en" fo:country="GB"/>
    </style:style>
    <style:style style:name="P14" style:parent-style-name="Normal" style:family="paragraph">
      <style:text-properties fo:language="en" fo:country="GB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run-through" style:run-through="foreground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Imagen 144" text:anchor-type="as-char" svg:x="0in" svg:y="0in" svg:width="1.55in" svg:height="0.82119in" style:rel-width="scale" style:rel-height="scale"><draw:image xlink:href="media/image1.png" xlink:type="simple" xlink:show="embed" xlink:actuate="onLoad"/><svg:title/><svg:desc/></draw:frame></text:span></text:p>
      <text:p text:style-name="P3"><text:span text:style-name="T4">DNS</text:span></text:p>
      <text:p text:style-name="P5"><text:span text:style-name="T6"><draw:frame draw:z-index="251659264" draw:id="id0" draw:style-name="a1" draw:name="Cuadro de texto 146" text:anchor-type="paragraph" svg:x="1.18125in" svg:y="9.93889in" svg:width="5.90556in" svg:height="0.64514in" style:rel-width="scale" style:rel-height="scale"><draw:text-box><text:p text:style-name="P7"/><text:p text:style-name="P8"><text:span text:style-name="T9">Pol codina</text:span></text:p><text:p text:style-name="P10"/></draw:text-box><svg:title/><svg:desc/></draw:frame></text:span><text:span text:style-name="T11"><draw:frame draw:style-name="a2" draw:name="Imagen 147" text:anchor-type="as-char" svg:x="0in" svg:y="0in" svg:width="0.83in" svg:height="0.52377in" style:rel-width="scale" style:rel-height="scale"><draw:image xlink:href="media/image2.png" xlink:type="simple" xlink:show="embed" xlink:actuate="onLoad"/><svg:title/><svg:desc/></draw:frame></text:span></text:p>
      <text:p text:style-name="P12"/>
      <text:p text:style-name="P13">Ping WS 2008 a WS 22</text:p>
      <text:p text:style-name="Normal"><draw:frame draw:style-name="a3" draw:name="Imagen 1" text:anchor-type="as-char" svg:x="0in" svg:y="0in" svg:width="5.90556in" svg:height="1.70625in" style:rel-width="scale" style:rel-height="scale"><draw:image xlink:href="media/image3.png" xlink:type="simple" xlink:show="embed" xlink:actuate="onLoad"/><svg:title/><svg:desc>Imagen que contiene Tabla

El contenido generado por IA puede ser incorrecto.</svg:desc></draw:frame></text:p>
      <text:p text:style-name="P14">Ping de WS 22 a WS 2008</text:p>
      <text:p text:style-name="Normal"><draw:frame draw:style-name="a4" draw:name="Imagen 1" text:anchor-type="as-char" svg:x="0in" svg:y="0in" svg:width="5.65554in" svg:height="3.14544in" style:rel-width="scale" style:rel-height="scale"><draw:image xlink:href="media/image4.png" xlink:type="simple" xlink:show="embed" xlink:actuate="onLoad"/><svg:title/><svg:desc>Texto

El contenido generado por IA puede ser incorrecto.</svg:desc></draw:frame></text:p>
      <text:p text:style-name="Normal"/>
      <text:soft-page-break/>
      <text:p text:style-name="Normal"><draw:frame draw:style-name="a5" draw:name="Imagen 1" text:anchor-type="as-char" svg:x="0in" svg:y="0in" svg:width="5.90556in" svg:height="3.35972in" style:rel-width="scale" style:rel-height="scale"><draw:image xlink:href="media/image5.png" xlink:type="simple" xlink:show="embed" xlink:actuate="onLoad"/><svg:title/><svg:desc>Interfaz de usuario gráfica, Texto

El contenido generado por IA puede ser incorrecto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Sinespaciado" style:display-name="Sin espaciado" style:family="paragraph">
      <style:paragraph-properties fo:margin-bottom="0in" fo:line-height="100%"/>
      <style:text-properties style:font-name-asian="Times New Roman" style:letter-kerning="false" fo:font-size="11pt" style:font-size-asian="11pt" style:font-size-complex="11pt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etter-kerning="false" fo:font-size="11pt" style:font-size-asian="11pt" style:font-size-complex="11pt" style:language-asian="es" style:country-asian="E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DNS</dc:title>
    <dc:description/>
    <dc:subject/>
    <meta:initial-creator>Pol Codina Coca</meta:initial-creator>
    <dc:creator>Pol Codina Coca</dc:creator>
    <meta:creation-date>2026-02-03T15:09:00Z</meta:creation-date>
    <dc:date>2026-02-05T08:28:00Z</dc:date>
    <meta:template xlink:href="Normal.dotm" xlink:type="simple"/>
    <meta:editing-cycles>2</meta:editing-cycles>
    <meta:editing-duration>PT1980S</meta:editing-duration>
    <meta:document-statistic meta:page-count="3" meta:paragraph-count="1" meta:word-count="9" meta:character-count="61" meta:row-count="1" meta:non-whitespace-character-count="53"/>
  </office:meta>
</office:document-meta>
</file>